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3cdc24"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220c02" officeooo:paragraph-rsid="00220c02" style:font-size-asian="14pt" style:font-size-complex="14pt"/>
    </style:style>
    <style:style style:name="P6" style:family="paragraph" style:parent-style-name="Standard">
      <style:text-properties fo:font-size="14pt" officeooo:rsid="0012ebf8" officeooo:paragraph-rsid="00220c02" style:font-size-asian="14pt" style:font-size-complex="14pt"/>
    </style:style>
    <style:style style:name="P7" style:family="paragraph" style:parent-style-name="Standard">
      <style:text-properties fo:font-size="14pt" officeooo:rsid="0012ebf8" officeooo:paragraph-rsid="004745c0" style:font-size-asian="14pt" style:font-size-complex="14pt"/>
    </style:style>
    <style:style style:name="P8" style:family="paragraph" style:parent-style-name="Standard">
      <style:text-properties fo:font-size="14pt" officeooo:rsid="0016df04" officeooo:paragraph-rsid="00220c02" style:font-size-asian="14pt" style:font-size-complex="14pt"/>
    </style:style>
    <style:style style:name="P9" style:family="paragraph" style:parent-style-name="Standard">
      <style:text-properties fo:font-size="14pt" officeooo:rsid="0016df04" officeooo:paragraph-rsid="004745c0" style:font-size-asian="14pt" style:font-size-complex="14pt"/>
    </style:style>
    <style:style style:name="P10" style:family="paragraph" style:parent-style-name="Standard">
      <style:text-properties fo:font-size="14pt" officeooo:paragraph-rsid="0022f8b7" style:font-size-asian="14pt" style:font-size-complex="14pt"/>
    </style:style>
    <style:style style:name="P11" style:family="paragraph" style:parent-style-name="Standard">
      <style:text-properties fo:font-size="14pt" officeooo:rsid="001fd949" officeooo:paragraph-rsid="003cdc24" style:font-size-asian="14pt" style:font-size-complex="14pt"/>
    </style:style>
    <style:style style:name="P12" style:family="paragraph" style:parent-style-name="Standard">
      <style:text-properties fo:font-size="14pt" officeooo:rsid="003cdc24" officeooo:paragraph-rsid="003cdc24" style:font-size-asian="14pt" style:font-size-complex="14pt"/>
    </style:style>
    <style:style style:name="P13" style:family="paragraph" style:parent-style-name="Standard">
      <style:text-properties fo:font-size="14pt" officeooo:rsid="004745c0" officeooo:paragraph-rsid="004745c0" style:font-size-asian="14pt" style:font-size-complex="14pt"/>
    </style:style>
    <style:style style:name="P14" style:family="paragraph" style:parent-style-name="Standard">
      <style:text-properties fo:font-size="14pt" officeooo:rsid="00316b1c" officeooo:paragraph-rsid="00220c02" style:font-size-asian="14pt" style:font-size-complex="14pt"/>
    </style:style>
    <style:style style:name="P15" style:family="paragraph" style:parent-style-name="Standard">
      <style:text-properties fo:font-size="14pt" officeooo:rsid="0049e327" officeooo:paragraph-rsid="0049e327" style:font-size-asian="14pt" style:font-size-complex="14pt"/>
    </style:style>
    <style:style style:name="P16" style:family="paragraph" style:parent-style-name="Standard">
      <style:text-properties fo:font-size="14pt" officeooo:rsid="0049e327" officeooo:paragraph-rsid="004745c0" style:font-size-asian="14pt" style:font-size-complex="14pt"/>
    </style:style>
    <style:style style:name="P17" style:family="paragraph" style:parent-style-name="Standard">
      <style:text-properties fo:font-size="14pt" officeooo:paragraph-rsid="0049e327" style:font-size-asian="14pt" style:font-size-complex="14pt"/>
    </style:style>
    <style:style style:name="P18" style:family="paragraph" style:parent-style-name="Standard">
      <style:text-properties fo:font-size="14pt" officeooo:rsid="004b108c" officeooo:paragraph-rsid="004b108c" style:font-size-asian="14pt" style:font-size-complex="14pt"/>
    </style:style>
    <style:style style:name="P19" style:family="paragraph" style:parent-style-name="Standard">
      <style:text-properties fo:font-size="14pt" fo:font-style="italic" style:font-size-asian="14pt" style:font-style-asian="italic" style:font-size-complex="14pt" style:font-style-complex="italic"/>
    </style:style>
    <style:style style:name="P20" style:family="paragraph" style:parent-style-name="Standard">
      <style:text-properties fo:font-size="14pt" fo:font-style="normal" style:text-underline-style="none" fo:font-weight="normal" officeooo:rsid="0012ebf8" officeooo:paragraph-rsid="00220c02" style:font-size-asian="14pt" style:font-style-asian="normal" style:font-weight-asian="normal" style:font-size-complex="14pt" style:font-style-complex="normal" style:font-weight-complex="normal"/>
    </style:style>
    <style:style style:name="P21" style:family="paragraph" style:parent-style-name="Standard">
      <style:text-properties fo:font-size="14pt" fo:font-style="normal" style:text-underline-style="none" fo:font-weight="normal" officeooo:rsid="0012ebf8" officeooo:paragraph-rsid="004745c0"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fo:font-weight="normal" officeooo:rsid="004b108c" officeooo:paragraph-rsid="004b108c" style:font-size-asian="14pt" style:font-style-asian="normal" style:font-weight-asian="normal" style:font-size-complex="14pt" style:font-style-complex="normal" style:font-weight-complex="normal"/>
    </style:style>
    <style:style style:name="P23" style:family="paragraph" style:parent-style-name="Standard">
      <style:text-properties fo:font-size="14pt" fo:font-weight="normal" officeooo:rsid="004745c0" officeooo:paragraph-rsid="0049e327" style:font-size-asian="14pt" style:font-weight-asian="normal" style:font-size-complex="14pt" style:font-weight-complex="normal"/>
    </style:style>
    <style:style style:name="P24" style:family="paragraph" style:parent-style-name="Standard">
      <style:text-properties fo:font-size="14pt" fo:font-weight="normal" officeooo:rsid="00220c02" officeooo:paragraph-rsid="0049e327" style:font-size-asian="14pt" style:font-weight-asian="normal" style:font-size-complex="14pt" style:font-weight-complex="normal"/>
    </style:style>
    <style:style style:name="P25" style:family="paragraph" style:parent-style-name="Standard">
      <style:text-properties fo:font-size="14pt" fo:font-weight="normal" officeooo:rsid="004b108c" officeooo:paragraph-rsid="004b108c"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7" style:family="paragraph" style:parent-style-name="Standard">
      <style:text-properties style:text-position="0% 100%" fo:font-size="14pt" fo:font-style="normal" style:text-underline-style="none" fo:font-weight="normal" officeooo:rsid="0012ebf8" officeooo:paragraph-rsid="00220c02" style:font-size-asian="14pt" style:font-style-asian="normal" style:font-weight-asian="normal" style:font-size-complex="14pt" style:font-style-complex="normal" style:font-weight-complex="normal"/>
    </style:style>
    <style:style style:name="P28" style:family="paragraph" style:parent-style-name="Standard">
      <style:text-properties style:text-position="0% 100%" fo:font-size="14pt" fo:font-style="normal" style:text-underline-style="none" fo:font-weight="normal" officeooo:rsid="0012ebf8" officeooo:paragraph-rsid="004745c0" style:font-size-asian="14pt" style:font-style-asian="normal" style:font-weight-asian="normal" style:font-size-complex="14pt" style:font-style-complex="normal" style:font-weight-complex="normal"/>
    </style:style>
    <style:style style:name="P29" style:family="paragraph" style:parent-style-name="Standard">
      <style:text-properties style:text-position="0% 100%" fo:font-size="14pt" fo:font-style="normal" style:text-underline-style="none" fo:font-weight="normal" officeooo:rsid="00239bb2" officeooo:paragraph-rsid="00220c02" style:font-size-asian="14pt" style:font-style-asian="normal" style:font-weight-asian="normal" style:font-size-complex="14pt" style:font-style-complex="normal" style:font-weight-complex="normal"/>
    </style:style>
    <style:style style:name="P30" style:family="paragraph" style:parent-style-name="Standard">
      <style:text-properties style:text-position="0% 100%" fo:font-size="14pt" fo:font-style="normal" style:text-underline-style="none" fo:font-weight="normal" officeooo:rsid="004745c0" officeooo:paragraph-rsid="004745c0"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center" style:justify-single-word="false" fo:break-before="page"/>
      <style:text-properties fo:font-size="20pt" officeooo:paragraph-rsid="003cdc24" style:font-size-asian="20pt" style:font-size-complex="20pt"/>
    </style:style>
    <style:style style:name="P32" style:family="paragraph" style:parent-style-name="Standard">
      <style:paragraph-properties fo:text-align="center" style:justify-single-word="false" fo:break-before="page"/>
      <style:text-properties fo:font-size="20pt" officeooo:paragraph-rsid="0049e327" style:font-size-asian="20pt" style:font-size-complex="20pt"/>
    </style:style>
    <style:style style:name="T1" style:family="text">
      <style:text-properties officeooo:rsid="000fe5e1"/>
    </style:style>
    <style:style style:name="T2" style:family="text">
      <style:text-properties style:text-underline-style="solid" style:text-underline-width="auto" style:text-underline-color="font-color"/>
    </style:style>
    <style:style style:name="T3" style:family="text">
      <style:text-properties officeooo:rsid="001a2db1"/>
    </style:style>
    <style:style style:name="T4" style:family="text">
      <style:text-properties style:text-position="sub 58%"/>
    </style:style>
    <style:style style:name="T5" style:family="text">
      <style:text-properties style:text-position="sub 58%" style:text-underline-style="solid" style:text-underline-width="auto" style:text-underline-color="font-color"/>
    </style:style>
    <style:style style:name="T6" style:family="text">
      <style:text-properties style:text-position="sub 58%" style:text-underline-style="solid" style:text-underline-width="auto" style:text-underline-color="font-color" officeooo:rsid="001a2db1"/>
    </style:style>
    <style:style style:name="T7" style:family="text">
      <style:text-properties style:text-position="sub 58%" style:text-underline-style="solid" style:text-underline-width="auto" style:text-underline-color="font-color" officeooo:rsid="004745c0"/>
    </style:style>
    <style:style style:name="T8" style:family="text">
      <style:text-properties style:text-position="sub 58%" officeooo:rsid="00239bb2"/>
    </style:style>
    <style:style style:name="T9" style:family="text">
      <style:text-properties style:text-position="sub 58%" officeooo:rsid="00230ab7"/>
    </style:style>
    <style:style style:name="T10" style:family="text">
      <style:text-properties style:text-position="sub 58%" officeooo:rsid="001b05c8"/>
    </style:style>
    <style:style style:name="T11" style:family="text">
      <style:text-properties style:text-position="sub 58%" officeooo:rsid="00133dcf"/>
    </style:style>
    <style:style style:name="T12" style:family="text">
      <style:text-properties style:text-position="sub 58%" fo:font-style="normal" style:text-underline-style="none" fo:font-weight="normal" officeooo:rsid="0024a07a" style:font-style-asian="normal" style:font-weight-asian="normal" style:font-style-complex="normal" style:font-weight-complex="normal"/>
    </style:style>
    <style:style style:name="T13" style:family="text">
      <style:text-properties style:text-position="sub 58%" fo:font-style="normal" style:text-underline-style="solid" style:text-underline-width="auto" style:text-underline-color="font-color" fo:font-weight="normal" officeooo:rsid="001a2db1" style:font-style-asian="normal" style:font-weight-asian="normal" style:font-style-complex="normal" style:font-weight-complex="normal"/>
    </style:style>
    <style:style style:name="T14" style:family="text">
      <style:text-properties style:text-position="sub 58%" style:text-underline-style="none" officeooo:rsid="004745c0"/>
    </style:style>
    <style:style style:name="T15" style:family="text">
      <style:text-properties style:text-position="sub 58%" officeooo:rsid="00481c91"/>
    </style:style>
    <style:style style:name="T16" style:family="text">
      <style:text-properties style:text-position="0% 100%"/>
    </style:style>
    <style:style style:name="T17" style:family="text">
      <style:text-properties style:text-position="0% 100%" style:text-underline-style="solid" style:text-underline-width="auto" style:text-underline-color="font-color"/>
    </style:style>
    <style:style style:name="T18" style:family="text">
      <style:text-properties style:text-position="0% 100%" style:text-underline-style="solid" style:text-underline-width="auto" style:text-underline-color="font-color" officeooo:rsid="00150f5a"/>
    </style:style>
    <style:style style:name="T19" style:family="text">
      <style:text-properties style:text-position="0% 100%" style:text-underline-style="solid" style:text-underline-width="auto" style:text-underline-color="font-color" officeooo:rsid="00133dcf"/>
    </style:style>
    <style:style style:name="T20" style:family="text">
      <style:text-properties style:text-position="0% 100%" style:text-underline-style="solid" style:text-underline-width="auto" style:text-underline-color="font-color" officeooo:rsid="004745c0"/>
    </style:style>
    <style:style style:name="T21" style:family="text">
      <style:text-properties style:text-position="0% 100%" officeooo:rsid="001a2db1"/>
    </style:style>
    <style:style style:name="T22" style:family="text">
      <style:text-properties style:text-position="0% 100%" officeooo:rsid="00230ab7"/>
    </style:style>
    <style:style style:name="T23" style:family="text">
      <style:text-properties style:text-position="0% 100%" officeooo:rsid="00150f5a"/>
    </style:style>
    <style:style style:name="T24" style:family="text">
      <style:text-properties style:text-position="0% 100%" officeooo:rsid="00239bb2"/>
    </style:style>
    <style:style style:name="T25" style:family="text">
      <style:text-properties style:text-position="0% 100%" officeooo:rsid="00133dcf"/>
    </style:style>
    <style:style style:name="T26" style:family="text">
      <style:text-properties style:text-position="0% 100%" fo:font-style="normal" style:text-underline-style="none" fo:font-weight="normal" officeooo:rsid="001a2db1" style:font-style-asian="normal" style:font-weight-asian="normal" style:font-style-complex="normal" style:font-weight-complex="normal"/>
    </style:style>
    <style:style style:name="T27" style:family="text">
      <style:text-properties style:text-position="0% 100%" fo:font-style="normal" style:text-underline-style="none" fo:font-weight="normal" officeooo:rsid="0024a07a" style:font-style-asian="normal" style:font-weight-asian="normal" style:font-style-complex="normal" style:font-weight-complex="normal"/>
    </style:style>
    <style:style style:name="T28" style:family="text">
      <style:text-properties style:text-position="0% 100%" fo:font-style="normal" style:text-underline-style="none" fo:font-weight="normal" officeooo:rsid="00481c91" style:font-style-asian="normal" style:font-weight-asian="normal" style:font-style-complex="normal" style:font-weight-complex="normal"/>
    </style:style>
    <style:style style:name="T29" style:family="text">
      <style:text-properties style:text-position="0% 100%" fo:font-style="normal" style:text-underline-style="none" fo:font-weight="normal" officeooo:rsid="0049e327" style:font-style-asian="normal" style:font-weight-asian="normal" style:font-style-complex="normal" style:font-weight-complex="normal"/>
    </style:style>
    <style:style style:name="T30" style:family="text">
      <style:text-properties style:text-position="0% 100%" fo:font-style="normal" style:text-underline-style="solid" style:text-underline-width="auto" style:text-underline-color="font-color" fo:font-weight="normal" officeooo:rsid="0024a07a" style:font-style-asian="normal" style:font-weight-asian="normal" style:font-style-complex="normal" style:font-weight-complex="normal"/>
    </style:style>
    <style:style style:name="T31" style:family="text">
      <style:text-properties style:text-position="0% 100%" style:text-underline-style="none" officeooo:rsid="004745c0"/>
    </style:style>
    <style:style style:name="T32" style:family="text">
      <style:text-properties style:text-position="0% 100%" officeooo:rsid="004745c0"/>
    </style:style>
    <style:style style:name="T33" style:family="text">
      <style:text-properties style:text-position="0% 100%" officeooo:rsid="00481c91"/>
    </style:style>
    <style:style style:name="T34" style:family="text">
      <style:text-properties style:text-position="0% 100%" officeooo:rsid="004be039"/>
    </style:style>
    <style:style style:name="T35" style:family="text">
      <style:text-properties officeooo:rsid="00230ab7"/>
    </style:style>
    <style:style style:name="T36" style:family="text">
      <style:text-properties officeooo:rsid="001ce8a3"/>
    </style:style>
    <style:style style:name="T37" style:family="text">
      <style:text-properties officeooo:rsid="0025c49d"/>
    </style:style>
    <style:style style:name="T38" style:family="text">
      <style:text-properties officeooo:rsid="00150f5a"/>
    </style:style>
    <style:style style:name="T39" style:family="text">
      <style:text-properties fo:font-weight="normal" style:font-weight-asian="normal" style:font-weight-complex="normal"/>
    </style:style>
    <style:style style:name="T40" style:family="text">
      <style:text-properties fo:font-weight="bold" style:font-weight-asian="bold" style:font-weight-complex="bold"/>
    </style:style>
    <style:style style:name="T41" style:family="text">
      <style:text-properties fo:font-weight="bold" officeooo:rsid="003d66c0" style:font-weight-asian="bold" style:font-weight-complex="bold"/>
    </style:style>
    <style:style style:name="T42" style:family="text">
      <style:text-properties fo:font-weight="bold" officeooo:rsid="004745c0" style:font-weight-asian="bold" style:font-weight-complex="bold"/>
    </style:style>
    <style:style style:name="T43" style:family="text">
      <style:text-properties fo:font-weight="bold" officeooo:rsid="0049e327" style:font-weight-asian="bold" style:font-weight-complex="bold"/>
    </style:style>
    <style:style style:name="T44" style:family="text">
      <style:text-properties officeooo:rsid="004745c0"/>
    </style:style>
    <style:style style:name="T45" style:family="text">
      <style:text-properties officeooo:rsid="00481c91"/>
    </style:style>
    <style:style style:name="T46" style:family="text">
      <style:text-properties officeooo:rsid="0049e327"/>
    </style:style>
    <style:style style:name="T47" style:family="text">
      <style:text-properties fo:font-style="italic"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4b108c" style:font-style-asian="normal" style:font-style-complex="normal"/>
    </style:style>
    <style:style style:name="T50" style:family="text">
      <style:text-properties fo:font-style="normal" fo:font-weight="bold" officeooo:rsid="004b108c"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4b108c" style:font-style-asian="normal" style:font-weight-asian="normal" style:font-style-complex="normal" style:font-weight-complex="normal"/>
    </style:style>
    <style:style style:name="T53" style:family="text">
      <style:text-properties style:font-name="Liberation Serif1" fo:font-style="normal" fo:font-weight="normal" style:font-style-asian="normal" style:font-weight-asian="normal" style:font-style-complex="normal" style:font-weight-complex="normal"/>
    </style:style>
    <style:style style:name="T54" style:family="text">
      <style:text-properties style:font-name="Liberation Serif1" style:font-name-asian="Liberation Serif1" style:font-name-complex="Liberation Seri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New Gaussian Elimination<text:span text:style-name="T44"> 1</text:span></text:p>
      <text:p text:style-name="P1">Richard Parker <text:span text:style-name="T44">6.4</text:span>.201<text:span text:style-name="T1">5</text:span></text:p>
      <text:p text:style-name="P19"/>
      <text:p text:style-name="P26">Section 1 – Introduction</text:p>
      <text:p text:style-name="P4"/>
      <text:p text:style-name="P12">In 2015 Jon Thackray (rather heroically) got the "rank" program working in meataxe64. <text:s/>Several defects (<text:span text:style-name="T46">mainly the result of our limited undestanding at the time)</text:span> have since become clear, and this document takes a fresh look at the whole problem of chopped-up Gaussian Elimination in meataxe64.<text:span text:style-name="T46"> <text:s/>My understanding remains, I must say, limited, but hopefully this is an advance on the previous attempt.</text:span></text:p>
      <text:p text:style-name="P11"/>
      <text:p text:style-name="P12">One major deficiency was the omission of the "back-cleaning" step. <text:s/>The "rank" program only put the matrix into (non-reduced) echelon form, so that the entries below a pivot were zeroized but not those above. <text:s/>This was fine for "rank" but not, for example, for invert.</text:p>
      <text:p text:style-name="P11"/>
      <text:p text:style-name="P12">Another defect was that the actions performed were not recorded, so that even null-space was not implemented.</text:p>
      <text:p text:style-name="P11"/>
      <text:p text:style-name="P12">Several other problems arose. <text:s/>The handling of the Memory Objects was very clumsy, and the last bug - that they were freed when the execution <text:span text:style-name="T44">occasionally </text:span>got ahead of the submission - was not really properly fixed. <text:s/></text:p>
      <text:p text:style-name="P11"/>
      <text:p text:style-name="P12">Ultimately it is necessary to make the system <text:span text:style-name="T40">recursive</text:span><text:span text:style-name="T39"> - to use the little programs in combination to effect the same operations on the big matrix. <text:s/>Only by closing the circle in this way can the multi-layer approach be used to bring the Gaussian Elimination of meataxe64 up to full strength. <text:s/>In particular, the "echelize" function on a large matrix must be implemented by chopping up, though of course the same requirement exists for all the proggies.</text:span></text:p>
      <text:p text:style-name="P12"/>
      <text:p text:style-name="P23">This document is only taking the first step in this direction - the correction of a design fault in echelize. <text:s/>In the 2015 versions, echelize - whether the program zec or the proggy ECH - produced only four outputs - row-select, column-select, multiplier and remnant. <text:s/>It now seems clear that a fifth output - the "cleaner" should also be produced and used.<text:span text:style-name="T46"> <text:s/>The outputs of the new echelize are - in order </text:span>- row-select, column-select, multiplier<text:span text:style-name="T46">, cleaner</text:span> and remnant.</text:p>
      <text:p text:style-name="P23"/>
      <text:p text:style-name="P32"><text:span text:style-name="T40">Section </text:span><text:span text:style-name="T43">2</text:span><text:span text:style-name="T40"> – </text:span><text:span text:style-name="T43">The New Ecchelize.</text:span></text:p>
      <text:p text:style-name="P17"/>
      <text:p text:style-name="P15">The 2015 version of the echelize procedure (both the program zec and the proggy ECH) produced only four outputs, namely the row-select and column select bit strings, and the multiplier and remnant. <text:s/>Although the insignificant rows were cleaned out to zero, <text:span text:style-name="T47">how</text:span><text:span text:style-name="T48"> they were cleaned was not output even though it was computed. <text:s/>The point is that it is not often possible to tell if a row is zero without cleaning it first.</text:span></text:p>
      <text:p text:style-name="P15"/>
      <text:p text:style-name="P15"><text:span text:style-name="T48">It must be admitted that the reporting of this data is not uniformly a blessing, since logically it can anyway be deduced (as it was in the 2015 rank) and the work involved in writing out the answer (even when it is anyway computed) is non-trivial. <text:s/>Furthermore it can happen that there are pivots already in every column, so it is known that the result of cleaning will be zero </text:span><text:span text:style-name="T47">without performing that cleaning</text:span><text:span text:style-name="T48">. <text:s/></text:span><text:span text:style-name="T49">It may well be in future that an option be added to the procedure so that this data is </text:span><text:span text:style-name="T50">not</text:span><text:span text:style-name="T52"> reported and the program will run the old way. <text:s/>For the time being, however, it seems more logical to output all the data that has been computed, hoping that the result will be a simpler procedure for Gaussian (rank, nullspace and echelize alike). <text:s/>It is certainly in desperate need of simplification.</text:span></text:p>
      <text:p text:style-name="P15"/>
      <text:p text:style-name="P22">Old echelize</text:p>
      <text:p text:style-name="P18"/>
      <text:p text:style-name="P18"><text:span text:style-name="T51">zec &lt;input matrix A&gt; &lt;row-select </text:span><text:span text:style-name="T53">ρ</text:span><text:span text:style-name="T51">&gt; &lt;col-select </text:span><text:span text:style-name="T53">γ</text:span><text:span text:style-name="T51">&gt; &lt;multiplier M&gt; &lt;remnant R&gt;</text:span></text:p>
      <text:p text:style-name="P18"/>
      <text:p text:style-name="P22">New echelize</text:p>
      <text:p text:style-name="P18"/>
      <text:p text:style-name="P18"><text:span text:style-name="T51">zec &lt;input matrix A&gt; &lt;row-select </text:span><text:span text:style-name="T53">ρ</text:span><text:span text:style-name="T51">&gt; &lt;col-select </text:span><text:span text:style-name="T53">γ</text:span><text:span text:style-name="T51">&gt; &lt;multiplier M&gt; &lt;cleaner C&gt; &lt;remnant R&gt;</text:span></text:p>
      <text:p text:style-name="P18"/>
      <text:p text:style-name="P22">The properties required are that the following matrix can be build (I is the identity)</text:p>
      <text:p text:style-name="P18"/>
      <text:p text:style-name="P22"><text:s text:c="4"/>M <text:s text:c="4"/>0</text:p>
      <text:p text:style-name="P22"><text:s text:c="4"/>C <text:s text:c="5"/>I</text:p>
      <text:p text:style-name="P24"/>
      <text:p text:style-name="P25">and if the matrix A is multiplied by this (A on the right) the result is</text:p>
      <text:p text:style-name="P25"/>
      <text:p text:style-name="P25"><text:s text:c="2"/><text:span text:style-name="T54">−</text:span>I <text:s text:c="5"/>R</text:p>
      <text:p text:style-name="P25"><text:s text:c="4"/>0 <text:s text:c="5"/>0</text:p>
      <text:p text:style-name="P25"/>
      <text:p text:style-name="P25">In this description it is assumed that the row-select and column-select bits are first used to re-order the rows and columns (respectively) so that the selected rows (columns) come first.</text:p>
      <text:p text:style-name="P31"><text:span text:style-name="T40">Section </text:span><text:span text:style-name="T43">3</text:span><text:span text:style-name="T40"> – </text:span><text:span text:style-name="T42">Rank using the new echelize</text:span><text:span text:style-name="T41">.</text:span></text:p>
      <text:p text:style-name="P10"/>
      <text:p text:style-name="P16">Firstly here is the version taken from the 2015 document.</text:p>
      <text:p text:style-name="P5"/>
      <text:p text:style-name="P6"><text:span text:style-name="T3"><text:s text:c="2"/>1<text:tab/>CEX</text:span> P<text:span text:style-name="T4">ij</text:span><text:span text:style-name="T16"> Y</text:span><text:span text:style-name="T4">ij</text:span><text:span text:style-name="T16"> </text:span><text:span text:style-name="T18">A</text:span><text:span text:style-name="T5">ij</text:span><text:span text:style-name="T16"> </text:span><text:span text:style-name="T17">G</text:span><text:span text:style-name="T5">ij</text:span></text:p>
      <text:p text:style-name="P6"><text:span text:style-name="T21"><text:s text:c="2"/>2<text:tab/></text:span><text:span text:style-name="T22">MAD</text:span><text:span text:style-name="T16"> </text:span><text:span text:style-name="T23">A</text:span><text:span text:style-name="T4">ij</text:span><text:span text:style-name="T16"> R</text:span><text:span text:style-name="T4">ij</text:span><text:span text:style-name="T16"> </text:span><text:span text:style-name="T24">G</text:span><text:span text:style-name="T8">ij</text:span><text:span text:style-name="T16"> </text:span><text:span text:style-name="T17">H</text:span><text:span text:style-name="T5">ij</text:span></text:p>
      <text:p text:style-name="P6"><text:span text:style-name="T21"><text:s text:c="2"/>3<text:tab/></text:span><text:span text:style-name="T22">ECH </text:span><text:span text:style-name="T16">H</text:span><text:span text:style-name="T4">ij</text:span><text:span text:style-name="T16"> </text:span><text:span text:style-name="T17">T</text:span><text:span text:style-name="T5">ij</text:span><text:span text:style-name="T16"> </text:span><text:span text:style-name="T17">Q</text:span><text:span text:style-name="T5">ij</text:span><text:span text:style-name="T16"> </text:span><text:span text:style-name="T17">M</text:span><text:span text:style-name="T5">ij</text:span><text:span text:style-name="T16"> </text:span><text:span text:style-name="T17">N</text:span><text:span text:style-name="T5">ij</text:span><text:span text:style-name="T31">/<text:tab/>// Needs an additional output K</text:span><text:span text:style-name="T14">ij</text:span></text:p>
      <text:p text:style-name="P27"><text:span text:style-name="T3"><text:s text:c="2"/>4<text:tab/>CEX</text:span> Q<text:span text:style-name="T4">ij</text:span> <text:span text:style-name="T35">R</text:span><text:span text:style-name="T9">ij</text:span> <text:span text:style-name="T2">E</text:span><text:span text:style-name="T5">ij</text:span> <text:span text:style-name="T2">D</text:span><text:span text:style-name="T5">ij</text:span></text:p>
      <text:p text:style-name="P27"><text:span text:style-name="T35"><text:s text:c="2"/>5<text:tab/>MAD</text:span> E<text:span text:style-name="T4">ij</text:span> N<text:span text:style-name="T4">ij</text:span> D<text:span text:style-name="T4">ij</text:span> <text:span text:style-name="T2">L</text:span><text:span text:style-name="T5">ij</text:span></text:p>
      <text:p text:style-name="P27"><text:span text:style-name="T3"><text:s text:c="2"/>6<text:tab/>PVC</text:span> P<text:span text:style-name="T4">ij</text:span> Q<text:span text:style-name="T4">ij</text:span> <text:span text:style-name="T2">P</text:span><text:span text:style-name="T6">(i+1)j</text:span> <text:span text:style-name="T2">U</text:span><text:span text:style-name="T5">ij</text:span></text:p>
      <text:p text:style-name="P27"><text:span text:style-name="T3"><text:s text:c="2"/>7<text:tab/>RRF</text:span> U<text:span text:style-name="T4">ij</text:span> L<text:span text:style-name="T4">ij</text:span><text:span text:style-name="T36"> </text:span>N<text:span text:style-name="T4">ij</text:span> <text:span text:style-name="T2">R</text:span><text:span text:style-name="T5">i(j+1)</text:span></text:p>
      <text:p text:style-name="P29">8/9<text:tab/><text:span text:style-name="T37">BEX</text:span> T<text:span text:style-name="T4">ij</text:span> Q<text:span text:style-name="T4">ij</text:span> H<text:span text:style-name="T4">ij</text:span> <text:span text:style-name="T2">F</text:span><text:span text:style-name="T5">ij</text:span><text:span text:style-name="T44"><text:tab/><text:tab/>// Delete this step. <text:s/>It is not needed at all.</text:span></text:p>
      <text:p text:style-name="P30"/>
      <text:p text:style-name="P27"><text:span text:style-name="T3">10<text:tab/>MAD</text:span> <text:span text:style-name="T38">A</text:span><text:span text:style-name="T10">i</text:span><text:span text:style-name="T4">j</text:span> B<text:span text:style-name="T4">ijk</text:span> C<text:span text:style-name="T4">ijk</text:span> <text:span text:style-name="T2">Z</text:span><text:span text:style-name="T5">ijk</text:span><text:span text:style-name="T45"><text:tab/>// clean C</text:span><text:span text:style-name="T15">ijk</text:span></text:p>
      <text:p text:style-name="P27"><text:span text:style-name="T3">11<text:tab/>REX</text:span> T<text:span text:style-name="T4">ij</text:span> Z<text:span text:style-name="T4">ijk</text:span> <text:span text:style-name="T2">V</text:span><text:span text:style-name="T5">ijk</text:span> <text:span text:style-name="T2">W</text:span><text:span text:style-name="T5">ijk</text:span><text:span text:style-name="T45"><text:tab/>// get new pivotal rows</text:span></text:p>
      <text:p text:style-name="P27"><text:span text:style-name="T3">12<text:tab/>MUL</text:span> M<text:span text:style-name="T4">ij</text:span> V<text:span text:style-name="T4">ijk</text:span> <text:span text:style-name="T2">X</text:span><text:span text:style-name="T5">ijk</text:span><text:span text:style-name="T45"><text:tab/><text:tab/>// put into ech form basis</text:span></text:p>
      <text:p text:style-name="P20"><text:span text:style-name="T21">13<text:tab/></text:span><text:span text:style-name="T24">MAD</text:span><text:span text:style-name="T16"> E</text:span><text:span text:style-name="T4">ij</text:span><text:span text:style-name="T16"> X</text:span><text:span text:style-name="T4">ijk</text:span><text:span text:style-name="T16"> B</text:span><text:span text:style-name="T4">ijk</text:span><text:span text:style-name="T16"> </text:span><text:span text:style-name="T17">S</text:span><text:span text:style-name="T5">ijk</text:span><text:span text:style-name="T33"><text:tab/>// </text:span></text:p>
      <text:p text:style-name="P20"><text:span text:style-name="T21">14<text:tab/></text:span><text:span text:style-name="T24">RRF </text:span><text:span text:style-name="T25">U</text:span><text:span text:style-name="T11">ij</text:span><text:span text:style-name="T25"> S</text:span><text:span text:style-name="T11">ijk</text:span><text:span text:style-name="T25"> X</text:span><text:span text:style-name="T11">ijk</text:span><text:span text:style-name="T25"> </text:span><text:span text:style-name="T19">B</text:span><text:span text:style-name="T6">(i+1)jk</text:span><text:span text:style-name="T33"><text:tab/>// put new rows into B</text:span></text:p>
      <text:p text:style-name="P8"><text:span text:style-name="T26">15<text:tab/>MAD</text:span><text:span text:style-name="T27"> F</text:span><text:span text:style-name="T12">ij</text:span><text:span text:style-name="T27"> X</text:span><text:span text:style-name="T12">ijk</text:span><text:span text:style-name="T27"> W</text:span><text:span text:style-name="T12">ijk</text:span><text:span text:style-name="T27"> </text:span><text:span text:style-name="T30">C</text:span><text:span text:style-name="T13">i(j+1)k</text:span><text:span text:style-name="T28"><text:tab/>// </text:span><text:span text:style-name="T29">This is done the new way</text:span></text:p>
      <text:p text:style-name="P14"/>
      <text:p text:style-name="P15">There are just three changes. <text:s/>Firstly the BEX step 8/9 is deleted entirely. <text:s/>Secondly the new parameter K<text:span text:style-name="T4">ij</text:span><text:span text:style-name="T16"> is produced in the echelize step 3. <text:s/>Lastly the MAD step 15 is done with K</text:span><text:span text:style-name="T4">ij</text:span><text:span text:style-name="T16"> instead of the F</text:span><text:span text:style-name="T4">ij</text:span><text:span text:style-name="T16">, and hence must use V</text:span><text:span text:style-name="T4">ijk</text:span><text:span text:style-name="T16"> instead of </text:span><text:span text:style-name="T34">X</text:span><text:span text:style-name="T4">ijk</text:span><text:span text:style-name="T16">.</text:span></text:p>
      <text:p text:style-name="P15"/>
      <text:p text:style-name="P15">Here, then, is the new rank pseudo-code.</text:p>
      <text:p text:style-name="P13"/>
      <text:p text:style-name="P7"><text:span text:style-name="T3"><text:s text:c="2"/>1<text:tab/>CEX</text:span> P<text:span text:style-name="T4">ij</text:span><text:span text:style-name="T16"> Y</text:span><text:span text:style-name="T4">ij</text:span><text:span text:style-name="T16"> </text:span><text:span text:style-name="T18">A</text:span><text:span text:style-name="T5">ij</text:span><text:span text:style-name="T16"> </text:span><text:span text:style-name="T17">G</text:span><text:span text:style-name="T5">ij</text:span></text:p>
      <text:p text:style-name="P7"><text:span text:style-name="T21"><text:s text:c="2"/>2<text:tab/></text:span><text:span text:style-name="T22">MAD</text:span><text:span text:style-name="T16"> </text:span><text:span text:style-name="T23">A</text:span><text:span text:style-name="T4">ij</text:span><text:span text:style-name="T16"> R</text:span><text:span text:style-name="T4">ij</text:span><text:span text:style-name="T16"> </text:span><text:span text:style-name="T24">G</text:span><text:span text:style-name="T8">ij</text:span><text:span text:style-name="T16"> </text:span><text:span text:style-name="T17">H</text:span><text:span text:style-name="T5">ij</text:span></text:p>
      <text:p text:style-name="P7"><text:span text:style-name="T21"><text:s text:c="2"/>3<text:tab/></text:span><text:span text:style-name="T22">ECH </text:span><text:span text:style-name="T16">H</text:span><text:span text:style-name="T4">ij</text:span><text:span text:style-name="T16"> </text:span><text:span text:style-name="T17">T</text:span><text:span text:style-name="T5">ij</text:span><text:span text:style-name="T16"> </text:span><text:span text:style-name="T17">Q</text:span><text:span text:style-name="T5">ij</text:span><text:span text:style-name="T16"> </text:span><text:span text:style-name="T17">M</text:span><text:span text:style-name="T5">ij</text:span><text:span text:style-name="T16"> </text:span><text:span text:style-name="T20">K</text:span><text:span text:style-name="T7">ij</text:span><text:span text:style-name="T32"> </text:span><text:span text:style-name="T17">N</text:span><text:span text:style-name="T5">ij</text:span></text:p>
      <text:p text:style-name="P28"><text:span text:style-name="T3"><text:s text:c="2"/>4<text:tab/>CEX</text:span> Q<text:span text:style-name="T4">ij</text:span> <text:span text:style-name="T35">R</text:span><text:span text:style-name="T9">ij</text:span> <text:span text:style-name="T2">E</text:span><text:span text:style-name="T5">ij</text:span> <text:span text:style-name="T2">D</text:span><text:span text:style-name="T5">ij</text:span></text:p>
      <text:p text:style-name="P28"><text:span text:style-name="T35"><text:s text:c="2"/>5<text:tab/>MAD</text:span> E<text:span text:style-name="T4">ij</text:span> N<text:span text:style-name="T4">ij</text:span> D<text:span text:style-name="T4">ij</text:span> <text:span text:style-name="T2">L</text:span><text:span text:style-name="T5">ij</text:span></text:p>
      <text:p text:style-name="P28"><text:span text:style-name="T3"><text:s text:c="2"/>6<text:tab/>PVC</text:span> P<text:span text:style-name="T4">ij</text:span> Q<text:span text:style-name="T4">ij</text:span> <text:span text:style-name="T2">P</text:span><text:span text:style-name="T6">(i+1)j</text:span> <text:span text:style-name="T2">U</text:span><text:span text:style-name="T5">ij</text:span></text:p>
      <text:p text:style-name="P28"><text:span text:style-name="T3"><text:s text:c="2"/>7<text:tab/>RRF</text:span> U<text:span text:style-name="T4">ij</text:span> L<text:span text:style-name="T4">ij</text:span><text:span text:style-name="T36"> </text:span>N<text:span text:style-name="T4">ij</text:span> <text:span text:style-name="T2">R</text:span><text:span text:style-name="T5">i(j+1)</text:span></text:p>
      <text:p text:style-name="P30"/>
      <text:p text:style-name="P28"><text:span text:style-name="T3">10<text:tab/>MAD</text:span> <text:span text:style-name="T38">A</text:span><text:span text:style-name="T10">i</text:span><text:span text:style-name="T4">j</text:span> B<text:span text:style-name="T4">ijk</text:span> C<text:span text:style-name="T4">ijk</text:span> <text:span text:style-name="T2">Z</text:span><text:span text:style-name="T5">ijk</text:span></text:p>
      <text:p text:style-name="P28"><text:span text:style-name="T3">11<text:tab/>REX</text:span> T<text:span text:style-name="T4">ij</text:span> Z<text:span text:style-name="T4">ijk</text:span> <text:span text:style-name="T2">V</text:span><text:span text:style-name="T5">ijk</text:span> <text:span text:style-name="T2">W</text:span><text:span text:style-name="T5">ijk</text:span></text:p>
      <text:p text:style-name="P28"><text:span text:style-name="T3">12<text:tab/>MUL</text:span> M<text:span text:style-name="T4">ij</text:span> V<text:span text:style-name="T4">ijk</text:span> <text:span text:style-name="T2">X</text:span><text:span text:style-name="T5">ijk</text:span></text:p>
      <text:p text:style-name="P21"><text:span text:style-name="T21">13<text:tab/></text:span><text:span text:style-name="T24">MAD</text:span><text:span text:style-name="T16"> E</text:span><text:span text:style-name="T4">ij</text:span><text:span text:style-name="T16"> X</text:span><text:span text:style-name="T4">ijk</text:span><text:span text:style-name="T16"> B</text:span><text:span text:style-name="T4">ijk</text:span><text:span text:style-name="T16"> </text:span><text:span text:style-name="T17">S</text:span><text:span text:style-name="T5">ijk</text:span></text:p>
      <text:p text:style-name="P21"><text:span text:style-name="T21">14<text:tab/></text:span><text:span text:style-name="T24">RRF </text:span><text:span text:style-name="T25">U</text:span><text:span text:style-name="T11">ij</text:span><text:span text:style-name="T25"> S</text:span><text:span text:style-name="T11">ijk</text:span><text:span text:style-name="T25"> X</text:span><text:span text:style-name="T11">ijk</text:span><text:span text:style-name="T25"> </text:span><text:span text:style-name="T19">B</text:span><text:span text:style-name="T6">(i+1)jk</text:span></text:p>
      <text:p text:style-name="P9"><text:span text:style-name="T26">15<text:tab/>MAD</text:span><text:span text:style-name="T27"> </text:span><text:span text:style-name="T29">K</text:span><text:span text:style-name="T12">ij</text:span><text:span text:style-name="T27"> </text:span><text:span text:style-name="T29">V</text:span><text:span text:style-name="T12">ijk</text:span><text:span text:style-name="T27"> W</text:span><text:span text:style-name="T12">ijk</text:span><text:span text:style-name="T27"> </text:span><text:span text:style-name="T30">C</text:span><text:span text:style-name="T13">i(j+1)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04-08T16:59:45.586899052</dc:date>
    <meta:editing-duration>P3DT23H56M3S</meta:editing-duration>
    <meta:editing-cycles>406</meta:editing-cycles>
    <meta:generator>LibreOffice/4.2.8.2$Linux_X86_64 LibreOffice_project/420m0$Build-2</meta:generator>
    <meta:printed-by>User </meta:printed-by>
    <meta:print-date>2012-07-06T16:23:45</meta:print-date>
    <meta:document-statistic meta:table-count="0" meta:image-count="0" meta:object-count="0" meta:page-count="3" meta:paragraph-count="55" meta:word-count="928" meta:character-count="5099" meta:non-whitespace-character-count="4137"/>
  </office:meta>
</office:document-meta>
</file>